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8a4" officeooo:paragraph-rsid="00122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ejercicio básico</text:p>
      <text:p text:style-name="P1">Ejercicio de las arias:</text:p>
      <text:p text:style-name="P1">Consiste en un Spiner o una lista en la que seleccionas <text:s/>una figura. Seleccionado una figura se habra una segunda pantalla se mostrara el Area y se dibujara dicha figur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8:12:29.329641478</meta:creation-date>
    <dc:date>2019-11-06T08:20:22.284695081</dc:date>
    <meta:editing-duration>PT7M5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7" meta:character-count="211" meta:non-whitespace-character-count="176"/>
  </office:meta>
</office:document-meta>
</file>